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02cm" svg:height="8.438cm" svg:x="0.1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0:06:26.069304360</dc:date>
    <meta:editing-duration>PT5M5S</meta:editing-duration>
    <meta:editing-cycles>24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3cm" svg:height="8.439cm" xlink:href="." xlink:type="simple" chart:class="chart:scatter" chart:style-name="ch1">
        <chart:plot-area chart:style-name="ch2" chart:data-source-has-labels="both" svg:x="0.3cm" svg:y="0.168cm" svg:width="14.403cm" svg:height="8.103cm">
          <chartooo:coordinate-region svg:x="0.842cm" svg:y="0.367cm" svg:width="13.767cm" svg:height="7.705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749525258342899">
                <text:p>0.749525258342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251162078117254">
                <text:p>0.251162078117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251162078117254">
                <text:p>-0.251162078117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749525258342899">
                <text:p>-0.749525258342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749525258342899">
                <text:p>-0.749525258342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251162078117253">
                <text:p>-0.251162078117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251162078117251">
                <text:p>0.251162078117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749525258342897">
                <text:p>0.749525258342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749525258342899">
                <text:p>0.7495252583428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251162078117253">
                <text:p>0.251162078117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251162078117251">
                <text:p>-0.2511620781172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7495252583429">
                <text:p>-0.7495252583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91587450968564">
                <text:p>-2.915874509685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91587450968564">
                <text:p>-2.91587450968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14330717991598">
                <text:p>-2.143307179915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23606797749978">
                <text:p>-1.23606797749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749525258342903">
                <text:p>-0.7495252583429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251162078117254">
                <text:p>-0.251162078117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25116207811725">
                <text:p>0.25116207811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7495252583429">
                <text:p>0.7495252583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749525258342896">
                <text:p>0.749525258342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251162078117247">
                <text:p>0.2511620781172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251162078117243">
                <text:p>-0.2511620781172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749525258342899">
                <text:p>-0.7495252583428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23606797749978">
                <text:p>-1.236067977499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14330717991598">
                <text:p>-2.14330717991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91587450968564">
                <text:p>-2.915874509685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.54969595899475">
                <text:p>-2.549695958994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14330717991598">
                <text:p>-2.143307179915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749525258342904">
                <text:p>-0.7495252583429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251162078117248">
                <text:p>-0.2511620781172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251162078117242">
                <text:p>0.2511620781172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749525258342899">
                <text:p>0.7495252583428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7031171662603">
                <text:p>1.70311716626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54969595899475">
                <text:p>2.54969595899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3.719105943553">
                <text:p>3.7191059435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3.87433264451453">
                <text:p>3.874332644514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3.719105943553">
                <text:p>3.7191059435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2.54969595899475">
                <text:p>2.549695958994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.74952525834289">
                <text:p>0.749525258342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.251162078117248">
                <text:p>0.2511620781172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0.251162078117242">
                <text:p>-0.2511620781172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0.749525258342898">
                <text:p>-0.7495252583428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2.14330717991598">
                <text:p>-2.143307179915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2.54969595899475">
                <text:p>-2.549695958994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3.87433264451453">
                <text:p>-3.874332644514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2.54969595899475">
                <text:p>-2.549695958994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2.14330717991598">
                <text:p>-2.143307179915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0.749525258342905">
                <text:p>-0.749525258342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0.251162078117249">
                <text:p>-0.2511620781172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.251162078117241">
                <text:p>0.2511620781172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.749525258342898">
                <text:p>0.7495252583428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.7031171662603">
                <text:p>1.70311716626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2.54969595899475">
                <text:p>2.549695958994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3.719105943553">
                <text:p>3.7191059435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